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700000333A1A3119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0.2cm" svg:height="19.799cm" svg:x="1.2cm" svg:y="0.601cm">
          <draw:image xlink:href="Pictures/100000000000034700000333A1A311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3:41:26.251164456</meta:creation-date>
    <dc:date>2016-09-30T16:17:31.823153353</dc:date>
    <meta:editing-duration>P0D</meta:editing-duration>
    <meta:editing-cycles>1</meta:editing-cycles>
    <meta:generator>LibreOffice/4.2.8.2$Linux_X86_64 LibreOffice_project/420m0$Build-2</meta:generator>
    <meta:document-statistic meta:object-count="24"/>
  </office:meta>
</office:document-meta>
</file>